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153ac7" officeooo:paragraph-rsid="00153ac7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officeooo:rsid="001c7e40" officeooo:paragraph-rsid="001c7e40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bold" officeooo:rsid="001e6e65" officeooo:paragraph-rsid="001e6e65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bold" officeooo:rsid="0020a5a5" officeooo:paragraph-rsid="0020a5a5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tyle="italic" style:text-underline-style="solid" style:text-underline-width="auto" style:text-underline-color="font-color" fo:font-weight="bold" officeooo:rsid="002404fc" officeooo:paragraph-rsid="002404fc" style:font-style-asian="italic" style:font-weight-asian="bold" style:font-style-complex="italic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25e5a9" officeooo:paragraph-rsid="0025e5a9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274c77" officeooo:paragraph-rsid="00274c77" style:font-style-asian="normal" style:font-weight-asian="normal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29576e" officeooo:paragraph-rsid="0029576e" style:font-style-asian="normal" style:font-weight-asian="normal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34d111" officeooo:paragraph-rsid="0034d111" style:font-style-asian="normal" style:font-weight-asian="normal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weight="normal" officeooo:rsid="001c7e40" officeooo:paragraph-rsid="001c7e40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weight="normal" officeooo:rsid="001e6e65" officeooo:paragraph-rsid="001e6e65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weight="normal" officeooo:rsid="0020a5a5" officeooo:paragraph-rsid="0020a5a5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weight="normal" officeooo:rsid="00172062" officeooo:paragraph-rsid="00172062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weight="normal" officeooo:rsid="00191eab" officeooo:paragraph-rsid="00191eab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34d111" officeooo:paragraph-rsid="0034d111" style:font-style-asian="normal" style:font-weight-asian="normal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31c226" officeooo:paragraph-rsid="0031c226" style:font-style-asian="normal" style:font-weight-asian="normal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379cfe" officeooo:paragraph-rsid="00379cfe" style:font-style-asian="normal" style:font-weight-asian="normal" style:font-style-complex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4480e4" officeooo:paragraph-rsid="004480e4" style:font-style-asian="normal" style:font-weight-asian="normal" style:font-style-complex="normal" style:font-weight-complex="normal"/>
    </style:style>
    <style:style style:name="P19" style:family="paragraph" style:parent-style-name="Standard">
      <style:text-properties officeooo:paragraph-rsid="003d6fc6"/>
    </style:style>
    <style:style style:name="P20" style:family="paragraph" style:parent-style-name="Standard" style:list-style-name="L1"/>
    <style:style style:name="T1" style:family="text">
      <style:text-properties officeooo:rsid="00191eab"/>
    </style:style>
    <style:style style:name="T2" style:family="text">
      <style:text-properties officeooo:rsid="001c5b12"/>
    </style:style>
    <style:style style:name="T3" style:family="text">
      <style:text-properties officeooo:rsid="00206b55"/>
    </style:style>
    <style:style style:name="T4" style:family="text">
      <style:text-properties officeooo:rsid="0029576e"/>
    </style:style>
    <style:style style:name="T5" style:family="text">
      <style:text-properties officeooo:rsid="002ae5ed"/>
    </style:style>
    <style:style style:name="T6" style:family="text">
      <style:text-properties officeooo:rsid="002c4fec"/>
    </style:style>
    <style:style style:name="T7" style:family="text">
      <style:text-properties officeooo:rsid="003c4e71"/>
    </style:style>
    <style:style style:name="T8" style:family="text">
      <style:text-properties officeooo:rsid="003d6fc6"/>
    </style:style>
    <style:style style:name="T9" style:family="text">
      <style:text-properties officeooo:rsid="003e3534"/>
    </style:style>
    <style:style style:name="T10" style:family="text">
      <style:text-properties officeooo:rsid="00428fc1"/>
    </style:style>
    <text:list-style style:name="L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raphQL</text:p>
      <text:p text:style-name="P1"/>
      <text:p text:style-name="P13">GraphQL is the alternative for the REST API’s. The problem with R<text:span text:style-name="T1">EST</text:span> API is that to get a subset of data or complete data or an alternative form of data we would have to create more end points. <text:span text:style-name="T1">So on large scale projects this makes the development rather tricky and hefty.</text:span></text:p>
      <text:p text:style-name="P13"/>
      <text:p text:style-name="P14">So we can say that REST API are not flexible enough. So in alternative of that we have GRAPHQL that is way more flexible than the REST API.</text:p>
      <text:p text:style-name="P14"/>
      <text:p text:style-name="P14">In GRAPHQL we can only do POST request and in body we send our query. <text:span text:style-name="T2">(Why only POST? Because the GET Request have no body so we can’t send the data.)</text:span></text:p>
      <text:p text:style-name="P14"/>
      <text:p text:style-name="P2">In GRAPHQ, the structure of the quesry is as follow.</text:p>
      <text:p text:style-name="P2"/>
      <text:p text:style-name="P2"/>
      <text:p text:style-name="P10">{</text:p>
      <text:p text:style-name="P10"/>
      <text:p text:style-name="P10"><text:tab/>query{</text:p>
      <text:p text:style-name="P10"><text:tab/><text:tab/>user{</text:p>
      <text:p text:style-name="P10"><text:tab/><text:tab/><text:tab/>name,</text:p>
      <text:p text:style-name="P10"><text:tab/><text:tab/><text:tab/>age<text:tab/><text:tab/><text:tab/></text:p>
      <text:p text:style-name="P10"><text:tab/><text:tab/>}</text:p>
      <text:p text:style-name="P10"><text:tab/>}</text:p>
      <text:p text:style-name="P10"/>
      <text:p text:style-name="P10">}</text:p>
      <text:p text:style-name="P2"/>
      <text:p text:style-name="P3">Here query is an Operation Type. There are three Operation Types in the GRPAHQl.</text:p>
      <text:p text:style-name="P3"/>
      <text:p text:style-name="P11">1) Query</text:p>
      <text:p text:style-name="P11">2) Mutation</text:p>
      <text:p text:style-name="P11">3) Subscri<text:span text:style-name="T3">p</text:span>tion</text:p>
      <text:p text:style-name="P11"/>
      <text:p text:style-name="P12">name and age are the field names requested.</text:p>
      <text:p text:style-name="P4"/>
      <text:p text:style-name="P12">User is the Operation <text:span text:style-name="T6">End Point.</text:span></text:p>
      <text:p text:style-name="P12"/>
      <text:p text:style-name="P5">Operation Types:</text:p>
      <text:p text:style-name="P5"/>
      <text:p text:style-name="P6">Query = Retrieve Data(~~“GET”)</text:p>
      <text:p text:style-name="P6"/>
      <text:p text:style-name="P7">Mutation = <text:span text:style-name="T4">Manipulation Data</text:span> <text:s/>(~~POST, DELETE, PATCH, PUT)</text:p>
      <text:p text:style-name="P7"/>
      <text:p text:style-name="P8">Subscription = <text:span text:style-name="T5">Set up real-time connection via Web-sockets</text:span></text:p>
      <text:p text:style-name="P8"/>
      <text:p text:style-name="P9">GraphQl is the query language.</text:p>
      <text:p text:style-name="P9"/>
      <text:p text:style-name="P9"/>
      <text:p text:style-name="P8"/>
      <text:p text:style-name="P8"/>
      <text:p text:style-name="P16"><text:soft-page-break/></text:p>
      <text:p text:style-name="P16"/>
      <text:p text:style-name="P17">For NodeJS we use graphql, express-graphql for implementation</text:p>
      <text:p text:style-name="Standard"/>
      <text:list xml:id="list2821146595" text:style-name="L1">
        <text:list-item>
          <text:p text:style-name="P20">Define Types</text:p>
        </text:list-item>
        <text:list-item>
          <text:p text:style-name="P20">Define Relationships between types</text:p>
        </text:list-item>
        <text:list-item>
          <text:p text:style-name="P20">Define Root Queries</text:p>
        </text:list-item>
        <text:list-item>
          <text:p text:style-name="P20"><text:span text:style-name="T10">Define Mutations</text:span></text:p>
        </text:list-item>
      </text:list>
      <text:p text:style-name="Standard"/>
      <text:p text:style-name="P19">W<text:span text:style-name="T7">e</text:span> <text:span text:style-name="T8">b</text:span>uild <text:span text:style-name="T8">T</text:span>ype </text:p>
      <text:p text:style-name="P19"><text:span text:style-name="T8">W</text:span>e build <text:span text:style-name="T8">R</text:span>oot <text:span text:style-name="T8">Q</text:span>uery </text:p>
      <text:p text:style-name="P19"><text:span text:style-name="T8">A</text:span>nd then we build <text:span text:style-name="T8">S</text:span>chema.</text:p>
      <text:p text:style-name="Standard"/>
      <text:p text:style-name="Standard">In root query we show how the data is to be fetched, we can define arguments that will passed with the request to the Gr<text:span text:style-name="T9">a</text:span>phQ<text:span text:style-name="T9">L</text:span> server.</text:p>
      <text:p text:style-name="Standard"/>
      <text:p text:style-name="Standard"/>
      <text:p text:style-name="Standard"/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23T17:06:16.830652216</meta:creation-date>
    <meta:generator>LibreOffice/6.0.7.3$Linux_X86_64 LibreOffice_project/00m0$Build-3</meta:generator>
    <dc:date>2020-10-26T18:24:16.118648111</dc:date>
    <meta:editing-duration>PT8H30M57S</meta:editing-duration>
    <meta:editing-cycles>35</meta:editing-cycles>
    <meta:document-statistic meta:table-count="0" meta:image-count="0" meta:object-count="0" meta:page-count="2" meta:paragraph-count="33" meta:word-count="251" meta:character-count="1377" meta:non-whitespace-character-count="1145"/>
  </office:meta>
</office:document-meta>
</file>